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2cm"/>
        </style:tab-stops>
      </style:paragraph-properties>
      <style:text-properties style:font-name="Arial"/>
    </style:style>
    <style:style style:name="P2" style:family="paragraph" style:parent-style-name="Standard">
      <style:paragraph-properties>
        <style:tab-stops>
          <style:tab-stop style:position="17.912cm"/>
        </style:tab-stops>
      </style:paragraph-properties>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chritte, die während der Vorbereitungsphase unternommen werden sollten:</text:p>
      <text:p text:style-name="P1">Erstellen Sie die erforderlichen Dokumente, wie z. B. Standardarbeitsanweisungen (SOPs) für alle internen und externen Unternehmen, die einen durch Malware verursachten Systemangriff erlebt haben. <text:line-break/>Erstellen Sie ein Richtliniendokument, das spezifische Anforderungen oder Regeln enthält, die eingehalten werden müssen. <text:line-break/>Erstellen Sie ein Verfahrensdokument, das technische Anleitungen zur Erfüllung der im Richtliniendokument genannten Anforderungen enthält. Einige Arten von Richtlinien, darunter die folgenden, werden häufig verwendet, um sich vor Malware zu schützen und ihre Verbreitung zu stoppen.<text:line-break/>Der letzte Schritt ist die Erstellung eines Sicherheitsrichtliniendokuments. Dabei handelt es sich um ein Dokument auf Managementebene, das den Ansatz der Organisation in Bezug auf die Informationssicherheit umreißt. Dies könnte beispielsweise bedeuten, dass ISO 27001 als Leitfaden für die Behandlung von Vorfällen, die Berichterstattung und die Mechanismen für die Reaktion auf Notfälle verwendet wird, um einer Bedrohung der Informationssicherheit zuvorzukommen.<text:line-break/>Dieser Leitfaden dient dem Management als Referenz für die Informationssicherheit, die für seine spezifischen geschäftlichen, rechtlichen und regulatorischen Anforderungen erforderlich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282cm" fo:margin-left="1.058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4$Win32 OpenOffice.org_project/4114m1$Build-9811</meta:generator>
    <dc:date>2024-01-09T09:33:45.20</dc:date>
    <dc:creator>kaos sevdalisi</dc:creator>
    <meta:document-statistic meta:table-count="0" meta:image-count="0" meta:object-count="0" meta:page-count="1" meta:paragraph-count="2" meta:word-count="163" meta:character-count="1330"/>
    <meta:user-defined meta:name="Info 1"/>
    <meta:user-defined meta:name="Info 2"/>
    <meta:user-defined meta:name="Info 3"/>
    <meta:user-defined meta:name="Info 4"/>
  </office:meta>
</office:document-meta>
</file>